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1pt" officeooo:rsid="001f1cb5" officeooo:paragraph-rsid="001f1cb5" style:font-size-asian="11pt" style:font-size-complex="11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2.8543in" fo:min-width="6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2602in" fo:min-width="1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5417in" fo:min-width="1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6354in" fo:min-width="0.6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0.3756in" fo:min-width="1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6354in" fo:min-width="0.7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4047in" fo:min-width="1.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4055in" fo:min-width="1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name="Shape1" draw:style-name="gr3" draw:text-style-name="P4" svg:width="1.198in" svg:height="0.5421in" svg:x="-0.3811in" svg:y="-0.1346in"><text:p text:style-name="P3"><text:span text:style-name="T1">Unleashed API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4" svg:width="0.6669in" svg:height="0.6358in" svg:x="0.7228in" svg:y="2.2862in"><text:p text:style-name="P3"><text:span text:style-name="T1">Producer </text:span></text:p><text:p text:style-name="P3"><text:span text:style-name="T1">worker</text:span></text:p><draw:enhanced-geometry svg:viewBox="0 0 21600 21600" draw:type="rectangle" draw:enhanced-path="M 0 0 L 21600 0 21600 21600 0 21600 0 0 Z N"/></draw:custom-shape><draw:line text:anchor-type="paragraph" draw:z-index="4" draw:name="Shape2" draw:style-name="gr5" draw:text-style-name="P5" svg:x1="1.7854in" svg:y1="0.4425in" svg:x2="1.2543in" svg:y2="2.2362in"><text:p/></draw:line><draw:line text:anchor-type="paragraph" draw:z-index="5" draw:name="Shape2" draw:style-name="gr5" draw:text-style-name="P5" svg:x1="0.2228in" svg:y1="0.4528in" svg:x2="0.9in" svg:y2="2.2425in"><text:p/></draw:line><draw:custom-shape text:anchor-type="paragraph" draw:z-index="6" draw:name="Shape3" draw:style-name="gr6" svg:width="1.2295in" svg:height="0.5004in" svg:x="1.5354in" svg:y="-0.1346in"><text:p text:style-name="P1">Redis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7" draw:name="Shape1" draw:style-name="gr7" draw:text-style-name="P4" svg:width="0.7606in" svg:height="0.6358in" svg:x="2.702in" svg:y="2.2634in"><text:p text:style-name="P3"><text:span text:style-name="T1">Consumer </text:span></text:p><text:p text:style-name="P3"><text:span text:style-name="T1">worker</text:span></text:p><draw:enhanced-geometry svg:viewBox="0 0 21600 21600" draw:type="rectangle" draw:enhanced-path="M 0 0 L 21600 0 21600 21600 0 21600 0 0 Z N"/></draw:custom-shape><draw:line text:anchor-type="paragraph" draw:z-index="8" draw:name="Shape2" draw:style-name="gr5" draw:text-style-name="P5" svg:x1="4.2024in" svg:y1="0.4319in" svg:x2="3.2335in" svg:y2="2.213in"><text:p/></draw:line><draw:line text:anchor-type="paragraph" draw:z-index="9" draw:name="Shape2" draw:style-name="gr5" draw:text-style-name="P5" svg:x1="2.4209in" svg:y1="0.4736in" svg:x2="2.8791in" svg:y2="2.2193in"><text:p/></draw:line><draw:custom-shape text:anchor-type="paragraph" draw:z-index="10" draw:name="Shape1" draw:style-name="gr3" draw:text-style-name="P4" svg:width="1.198in" svg:height="0.5421in" svg:x="3.7209in" svg:y="-0.1575in"><text:p text:style-name="P3"><text:span text:style-name="T1">KRA Signer API</text:span></text:p><draw:enhanced-geometry svg:viewBox="0 0 21600 21600" draw:type="rectangle" draw:enhanced-path="M 0 0 L 21600 0 21600 21600 0 21600 0 0 Z N"/></draw:custom-shape><draw:custom-shape text:anchor-type="paragraph" draw:z-index="1" draw:name="Shape4" draw:style-name="gr2" draw:text-style-name="P2" svg:width="1.7815in" svg:height="1.2606in" svg:x="1.2646in" svg:y="-0.5161in"><text:p/><draw:enhanced-geometry svg:viewBox="0 0 21600 21600" draw:type="rectangle" draw:enhanced-path="M 0 0 L 21600 0 21600 21600 0 21600 0 0 Z N"/></draw:custom-shape><draw:custom-shape text:anchor-type="paragraph" draw:z-index="0" draw:name="Shape4" draw:style-name="gr1" draw:text-style-name="P2" svg:width="6.5732in" svg:height="2.8543in" svg:x="-0.5898in" svg:y="1.4634in"><text:p/><draw:enhanced-geometry svg:viewBox="0 0 21600 21600" draw:type="rectangle" draw:enhanced-path="M 0 0 L 21600 0 21600 21600 0 21600 0 0 Z N"/></draw:custom-shape><draw:custom-shape text:anchor-type="paragraph" draw:z-index="11" draw:name="Shape5" draw:style-name="gr8" draw:text-style-name="P4" svg:width="1.2713in" svg:height="0.448in" svg:x="4.5043in" svg:y="1.9134in"><text:p text:style-name="P5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e</text:span><text:span text:style-name="T1"> </text:span><text:span text:style-name="T1">Q</text:span><text:span text:style-name="T1">R</text:span><text:span text:style-name="T1">C</text:span><text:span text:style-name="T1">o</text:span><text:span text:style-name="T1">d</text:span><text:span text:style-name="T1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5" draw:style-name="gr9" draw:text-style-name="P4" svg:width="1.2724in" svg:height="0.4488in" svg:x="4.5043in" svg:y="2.7008in"><text:p text:style-name="P5"><text:span text:style-name="T1">Convert to PDF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5" draw:style-name="gr9" draw:text-style-name="P4" svg:width="1.2724in" svg:height="0.4488in" svg:x="4.5043in" svg:y="3.4882in"><text:p text:style-name="P5"><text:span text:style-name="T1">Store to Mysq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5" draw:style-name="gr9" draw:text-style-name="P4" svg:width="1.2724in" svg:height="0.4488in" svg:x="2.5874in" svg:y="3.5028in"><text:p text:style-name="P5"><text:span text:style-name="T1">Send to Ema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2" draw:style-name="gr5" draw:text-style-name="P5" svg:x1="4.4315in" svg:y1="2.1402in" svg:x2="3.5252in" svg:y2="2.4421in"><text:p/></draw:line><draw:line text:anchor-type="paragraph" draw:z-index="16" draw:name="Shape2" draw:style-name="gr5" draw:text-style-name="P5" svg:x1="4.4311in" svg:y1="2.8591in" svg:x2="3.5146in" svg:y2="2.5673in"><text:p/></draw:line><draw:line text:anchor-type="paragraph" draw:z-index="17" draw:name="Shape2" draw:style-name="gr5" draw:text-style-name="P5" svg:x1="4.4311in" svg:y1="3.6091in" svg:x2="3.5146in" svg:y2="2.7756in"><text:p/></draw:line><draw:line text:anchor-type="paragraph" draw:z-index="18" draw:name="Shape2" draw:style-name="gr5" draw:text-style-name="P5" svg:x1="3.1291in" svg:y1="3.4323in" svg:x2="3.1291in" svg:y2="2.9634in"><text:p/></draw:line><draw:frame text:anchor-type="paragraph" draw:z-index="19" draw:name="Shape6" draw:style-name="gr10" draw:text-style-name="P6" svg:width="0.7189in" svg:height="0.2815in" svg:x="1.2646in" svg:y="-0.5161in"><draw:text-box><text:p text:style-name="P5"><text:span text:style-name="T1">EC2</text:span></text:p></draw:text-box></draw:frame><draw:frame text:anchor-type="paragraph" draw:z-index="20" draw:name="Shape6" draw:style-name="gr10" draw:text-style-name="P6" svg:width="0.7189in" svg:height="0.2815in" svg:x="-0.5898in" svg:y="4.0362in"><draw:text-box><text:p text:style-name="P5"><text:span text:style-name="T1">EC2</text:span></text:p></draw:text-box></draw:frame><draw:frame text:anchor-type="paragraph" draw:z-index="21" draw:name="Shape6" draw:style-name="gr11" draw:text-style-name="P8" svg:width="0.7189in" svg:height="0.3524in" svg:x="0.4626in" svg:y="0.7445in"><draw:text-box><text:p text:style-name="P7"><text:span text:style-name="T1">Get invoices</text:span></text:p></draw:text-box></draw:frame><draw:frame text:anchor-type="paragraph" draw:z-index="22" draw:name="Shape6" draw:style-name="gr12" draw:text-style-name="P8" svg:width="0.8961in" svg:height="0.3524in" svg:x="1.5252in" svg:y="1.6819in"><draw:text-box><text:p text:style-name="P7"><text:span text:style-name="T1">Send invoice info</text:span></text:p></draw:text-box></draw:frame><draw:frame text:anchor-type="paragraph" draw:z-index="23" draw:name="Shape6" draw:style-name="gr11" draw:text-style-name="P8" svg:width="0.7189in" svg:height="0.3524in" svg:x="2.6189in" svg:y="0.8173in"><draw:text-box><text:p text:style-name="P7"><text:span text:style-name="T1">Pop invoice</text:span></text:p></draw:text-box></draw:frame><draw:frame text:anchor-type="paragraph" draw:z-index="24" draw:name="Shape6" draw:style-name="gr13" draw:text-style-name="P8" svg:width="1.2189in" svg:height="0.3524in" svg:x="4.0563in" svg:y="0.7654in"><draw:text-box><text:p text:style-name="P7"><text:span text:style-name="T1">Sign invoic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04:19.986168234</meta:creation-date>
    <dc:date>2022-11-30T15:46:32.542132085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